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77mm"/>
    </style:style>
    <style:style style:name="co2" style:family="table-column">
      <style:table-column-properties fo:break-before="auto" style:column-width="156.12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16.36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177.91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ku_Persediaan_Barang_Habis_Pakai_SUB_SKP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KPD</text:p>
          </table:table-cell>
          <table:table-cell office:value-type="string" calcext:value-type="string">
            <text:p>BLUD RUMAH SAKIT UMUM DAERAH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 SKPD</text:p>
          </table:table-cell>
          <table:table-cell office:value-type="string" calcext:value-type="string">
            <text:p>RSUD Apotek Jalan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Bahan Obat-Obatan,Bahan Habis Pakai Alat Medik / Bahan dan Alat Kesehatan Habis PakaiAN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vinsi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SKPD</text:p>
          </table:table-cell>
          <table:table-cell office:value-type="string" calcext:value-type="string">
            <text:p>Nama Sub Skpd</text:p>
          </table:table-cell>
          <table:table-cell office:value-type="string" calcext:value-type="string">
            <text:p>Jenis Bara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Total Saldo Barang</text:p>
          </table:table-cell>
          <table:table-cell office:value-type="string" calcext:value-type="string">
            <text:p>Total Harga</text:p>
          </table:table-cell>
        </table:table-row>
        <table:table-row table:style-name="ro1">
          <table:table-cell office:value-type="string" calcext:value-type="string">
            <text:p>Buku Persediaan Barang Habis Pakai SUB SKP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.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AMINEFRON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.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APIALYS DROP 2</text:p>
          </table:table-cell>
          <table:table-cell office:value-type="string" calcext:value-type="string">
            <text:p>Boto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.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.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ASTA PLUS TAB</text:p>
          </table:table-cell>
          <table:table-cell office:value-type="string" calcext:value-type="string">
            <text:p>Tablet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.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Acyclovir 5% Cream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.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.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llopurinol tab 300 mg</text:p>
          </table:table-cell>
          <table:table-cell office:value-type="string" calcext:value-type="string">
            <text:p>Tablet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.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.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Ambroxol tab 30 mg</text:p>
          </table:table-cell>
          <table:table-cell office:value-type="string" calcext:value-type="string">
            <text:p>Tablet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.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.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.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Amlodipin 5 mg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.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moksisilin + Asam Klavulanat 625 mg/Co-amoxiclav</text:p>
          </table:table-cell>
          <table:table-cell office:value-type="string" calcext:value-type="string">
            <text:p>Kapsul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.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moksisilin Kapsul 250 mg</text:p>
          </table:table-cell>
          <table:table-cell office:value-type="string" calcext:value-type="string">
            <text:p>Kapsul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.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.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Antasida DOEN Suspensi komb. Aluminium Hidroksida 200 mg/5 ml + Magnesium Hidroksida 200 mg/5 ml</text:p>
          </table:table-cell>
          <table:table-cell office:value-type="string" calcext:value-type="string">
            <text:p>Boto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.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ntasida DOEN Tablet Kunyah komb. Aluminium Hidroksida 200 mg + Magnesium Hidroksida 200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.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Antihemoroid komb : bismut subgalat 150 mg + heksaklorofen 2,5 mg + lidokain 10 mg + Seng Oksida 120 mg</text:p>
          </table:table-cell>
          <table:table-cell office:value-type="string" calcext:value-type="string">
            <text:p>Suppo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.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sam Mefenamat 500 mg</text:p>
          </table:table-cell>
          <table:table-cell office:value-type="string" calcext:value-type="string">
            <text:p>Kapsul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.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siklovir 200 mg</text:p>
          </table:table-cell>
          <table:table-cell office:value-type="string" calcext:value-type="string">
            <text:p>Tablet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.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BAQUINOR ED</text:p>
          </table:table-cell>
          <table:table-cell office:value-type="string" calcext:value-type="string">
            <text:p>Boto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.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BEROTEC INHALER</text:p>
          </table:table-cell>
          <table:table-cell office:value-type="string" calcext:value-type="string">
            <text:p>ampu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.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4.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BETASON N CREAM</text:p>
          </table:table-cell>
          <table:table-cell office:value-type="string" calcext:value-type="string">
            <text:p>Tub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5.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BIOCAL 95 TAB</text:p>
          </table:table-cell>
          <table:table-cell office:value-type="string" calcext:value-type="string">
            <text:p>Table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6.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Batugin Elixir 120 Ml</text:p>
          </table:table-cell>
          <table:table-cell office:value-type="string" calcext:value-type="string">
            <text:p>Boto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7.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edak Salisil Serbuk 2 %</text:p>
          </table:table-cell>
          <table:table-cell office:value-type="string" calcext:value-type="string">
            <text:p>Bungku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8.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etahistin Mesilat 6 mg</text:p>
          </table:table-cell>
          <table:table-cell office:value-type="string" calcext:value-type="string">
            <text:p>Tablet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9.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etametason Krim 0,1 % / Skizon krim 0,5mg/g</text:p>
          </table:table-cell>
          <table:table-cell office:value-type="string" calcext:value-type="string">
            <text:p>Tub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0.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Biosanbe (RSUD)</text:p>
          </table:table-cell>
          <table:table-cell office:value-type="string" calcext:value-type="string">
            <text:p>Kapsu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1.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isakodil suppositoria 10 mg (Dulcolax/Stolax)</text:p>
          </table:table-cell>
          <table:table-cell office:value-type="string" calcext:value-type="string">
            <text:p>Supp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2.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3.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4.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5.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6.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7.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8.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CENDO LYTEERS 15ML</text:p>
          </table:table-cell>
          <table:table-cell office:value-type="string" calcext:value-type="string">
            <text:p>Boto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39.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0.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CENDO P-PRED 5ML</text:p>
          </table:table-cell>
          <table:table-cell office:value-type="string" calcext:value-type="string">
            <text:p>Boto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1.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CENDO TIMOL 0,5% 5ML</text:p>
          </table:table-cell>
          <table:table-cell office:value-type="string" calcext:value-type="string">
            <text:p>Boto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2.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CENDO TOBROSON 0,6ML MINIDOSE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3.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4.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CENDO VITROLENTA 5ML</text:p>
          </table:table-cell>
          <table:table-cell office:value-type="string" calcext:value-type="string">
            <text:p>Boto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5.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CENDO XITROL 5ML</text:p>
          </table:table-cell>
          <table:table-cell office:value-type="string" calcext:value-type="string">
            <text:p>Boto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6.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CENDO XITROL EO 3,5 GR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7.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8.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CLOBAZAM TAB 10 mg</text:p>
          </table:table-cell>
          <table:table-cell office:value-type="string" calcext:value-type="string">
            <text:p>Tablet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49.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Cendo Efrisel 10% 5 ML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0.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Cendo Mydriatil 1%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1.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Cendo glaoplus 0,6 ml</text:p>
          </table:table-cell>
          <table:table-cell office:value-type="string" calcext:value-type="string">
            <text:p>strip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2.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3.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etirizine syrup 5 mg/5 ml</text:p>
          </table:table-cell>
          <table:table-cell office:value-type="string" calcext:value-type="string">
            <text:p>Boto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4.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Clinmas Kaps 150 MG</text:p>
          </table:table-cell>
          <table:table-cell office:value-type="string" calcext:value-type="string">
            <text:p>Kapsu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5.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Conver 2 % 15 ML</text:p>
          </table:table-cell>
          <table:table-cell office:value-type="string" calcext:value-type="string">
            <text:p>Boto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6.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7.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8.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59.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eksametason inj 5 mg/ml</text:p>
          </table:table-cell>
          <table:table-cell office:value-type="string" calcext:value-type="string">
            <text:p>Ampu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0.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1.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2.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Diazepam inj 5 mg / ml</text:p>
          </table:table-cell>
          <table:table-cell office:value-type="string" calcext:value-type="string">
            <text:p>ampu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3.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Diazepam tablet 2 mg</text:p>
          </table:table-cell>
          <table:table-cell office:value-type="string" calcext:value-type="string">
            <text:p>Tablet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4.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5.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6.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Domperindon suspensi 5 mg/5 ml</text:p>
          </table:table-cell>
          <table:table-cell office:value-type="string" calcext:value-type="string">
            <text:p>Boto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7.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Dopamet Tab</text:p>
          </table:table-cell>
          <table:table-cell office:value-type="string" calcext:value-type="string">
            <text:p>Tablet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8.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69.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Etambutol 500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0.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FG TROCHES TAB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1.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2.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3.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Fenitoin Na 100 mg</text:p>
          </table:table-cell>
          <table:table-cell office:value-type="string" calcext:value-type="string">
            <text:p>Kapsul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4.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Fenobarbital tablet 30 mg</text:p>
          </table:table-cell>
          <table:table-cell office:value-type="string" calcext:value-type="string">
            <text:p>Table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5.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6.</text:p>
          </table:table-cell>
          <table:table-cell office:value-type="float" office:value="12536" calcext:value-type="float">
            <text:p>12536</text:p>
          </table:table-cell>
          <table:table-cell office:value-type="string" calcext:value-type="string">
            <text:p>Folavit 1000 mcg tab</text:p>
          </table:table-cell>
          <table:table-cell office:value-type="string" calcext:value-type="string">
            <text:p>Tablet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7.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Folavit 400 MCG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8.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Folda Kap 2</text:p>
          </table:table-cell>
          <table:table-cell office:value-type="string" calcext:value-type="string">
            <text:p>kaplet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79.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urosemid tablet 40 mg</text:p>
          </table:table-cell>
          <table:table-cell office:value-type="string" calcext:value-type="string">
            <text:p>Tablet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0.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GABAPENTIN</text:p>
          </table:table-cell>
          <table:table-cell office:value-type="string" calcext:value-type="string">
            <text:p>Tablet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1.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GITAS PLUS TAB 2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2.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GLAUSETA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3.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4.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5.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Genoint TM 0,3% 5 ml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6.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Genoint sk 15 gr</text:p>
          </table:table-cell>
          <table:table-cell office:value-type="string" calcext:value-type="string">
            <text:p>Kaleng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7.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8.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Glimepirid 1 mg</text:p>
          </table:table-cell>
          <table:table-cell office:value-type="string" calcext:value-type="string">
            <text:p>Tablet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89.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0.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limepirid 3 mg</text:p>
          </table:table-cell>
          <table:table-cell office:value-type="string" calcext:value-type="string">
            <text:p>Tablet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1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2.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Gliquidone Tab 30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3.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Glucosamin Tab 250 MG</text:p>
          </table:table-cell>
          <table:table-cell office:value-type="string" calcext:value-type="string">
            <text:p>Tablet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4.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Griseofulvin 125 mg</text:p>
          </table:table-cell>
          <table:table-cell office:value-type="string" calcext:value-type="string">
            <text:p>Tablet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5.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6.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HYALOPH ED 2</text:p>
          </table:table-cell>
          <table:table-cell office:value-type="string" calcext:value-type="string">
            <text:p>Boto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7.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Hidrocortisone 1% SK 5 Gr 2</text:p>
          </table:table-cell>
          <table:table-cell office:value-type="string" calcext:value-type="string">
            <text:p>Tub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8.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Hidrokortison krim 2,5 %</text:p>
          </table:table-cell>
          <table:table-cell office:value-type="string" calcext:value-type="string">
            <text:p>Tub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99.</text:p>
          </table:table-cell>
          <table:table-cell office:value-type="float" office:value="13330" calcext:value-type="float">
            <text:p>13330</text:p>
          </table:table-cell>
          <table:table-cell office:value-type="string" calcext:value-type="string">
            <text:p>Hytroz 2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0.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1.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Infus NACL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2.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soniazida 100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3.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4.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KETOKONAZOLE 2% SK 10 G</text:p>
          </table:table-cell>
          <table:table-cell office:value-type="string" calcext:value-type="string">
            <text:p>Tub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5.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Kalnex tablet 500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6.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Kalsium Laktat 500 mg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7.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aptopril 12,5 mg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8.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09.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Kaptopril 50 mg</text:p>
          </table:table-cell>
          <table:table-cell office:value-type="string" calcext:value-type="string">
            <text:p>Table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0.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1.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lindamisin 150 mg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2.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Klindamisin 300 mg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3.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4.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Kloramfenikol 250 mg</text:p>
          </table:table-cell>
          <table:table-cell office:value-type="string" calcext:value-type="string">
            <text:p>Kapsu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5.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Kloramfenikol Salep Mata 1%</text:p>
          </table:table-cell>
          <table:table-cell office:value-type="string" calcext:value-type="string">
            <text:p>Tub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6.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7.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set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8.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L-zink syr</text:p>
          </table:table-cell>
          <table:table-cell office:value-type="string" calcext:value-type="string">
            <text:p>Boto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19.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Lanzoprazol 30 mg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0.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Lapifed 100 ml syr plus dm</text:p>
          </table:table-cell>
          <table:table-cell office:value-type="string" calcext:value-type="string">
            <text:p>Boto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1.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Lapifed 60 ml syr expectorant</text:p>
          </table:table-cell>
          <table:table-cell office:value-type="string" calcext:value-type="string">
            <text:p>Boto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2.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3.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Lasal syr</text:p>
          </table:table-cell>
          <table:table-cell office:value-type="string" calcext:value-type="string">
            <text:p>Boto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4.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Levemir Pen</text:p>
          </table:table-cell>
          <table:table-cell office:value-type="string" calcext:value-type="string">
            <text:p>pcs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5.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Lidokain Inj 2%</text:p>
          </table:table-cell>
          <table:table-cell office:value-type="string" calcext:value-type="string">
            <text:p>Ampu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6.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oratadin 10 mg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7.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8.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Mecobalamin 500 µg / Lapibal</text:p>
          </table:table-cell>
          <table:table-cell office:value-type="string" calcext:value-type="string">
            <text:p>Tablet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29.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eloxicam 15 mg</text:p>
          </table:table-cell>
          <table:table-cell office:value-type="string" calcext:value-type="string">
            <text:p>Tablet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0.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1.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etformin 500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2.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etformin 850 mg</text:p>
          </table:table-cell>
          <table:table-cell office:value-type="string" calcext:value-type="string">
            <text:p>Tablet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3.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Metilergometrin Maleat tab salut 0,125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4.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etilprednisolon 16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5.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6.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etronidazol 500 mg</text:p>
          </table:table-cell>
          <table:table-cell office:value-type="string" calcext:value-type="string">
            <text:p>Tablet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7.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Microlax</text:p>
          </table:table-cell>
          <table:table-cell office:value-type="string" calcext:value-type="string">
            <text:p>Tub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8.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ikonazol Salep 2%</text:p>
          </table:table-cell>
          <table:table-cell office:value-type="string" calcext:value-type="string">
            <text:p>Tub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39.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Mometasone furoate salep</text:p>
          </table:table-cell>
          <table:table-cell office:value-type="string" calcext:value-type="string">
            <text:p>Tub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0.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Mucos drop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1.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Natacen 50 mg/0,6 ml</text:p>
          </table:table-cell>
          <table:table-cell office:value-type="string" calcext:value-type="string">
            <text:p>stri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2.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atrium Dikofenak 50 mg</text:p>
          </table:table-cell>
          <table:table-cell office:value-type="string" calcext:value-type="string">
            <text:p>Tablet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3.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Nebacetin powder 5 g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4.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Neo gynoxa supp</text:p>
          </table:table-cell>
          <table:table-cell office:value-type="string" calcext:value-type="string">
            <text:p>Suppo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5.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Neurodex tab 2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6.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ifedipin 10 mg</text:p>
          </table:table-cell>
          <table:table-cell office:value-type="string" calcext:value-type="string">
            <text:p>Tablet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7.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8.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Norelut</text:p>
          </table:table-cell>
          <table:table-cell office:value-type="string" calcext:value-type="string">
            <text:p>Table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49.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Novomix flexpen</text:p>
          </table:table-cell>
          <table:table-cell office:value-type="string" calcext:value-type="string">
            <text:p>Buah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0.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Novorapid Flexpen 2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1.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Ofloxacin 40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2.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4470" calcext:value-type="float">
            <text:p>4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3.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Ondansetron Tab 4 mg</text:p>
          </table:table-cell>
          <table:table-cell office:value-type="string" calcext:value-type="string">
            <text:p>Tablet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4.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Otopain ear drop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5.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Paracetamol Tab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6.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Parasetamol drop 100 mg/ml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7.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8.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Phenobarbital Inj 50 mg / 1 ml</text:p>
          </table:table-cell>
          <table:table-cell office:value-type="string" calcext:value-type="string">
            <text:p>Table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59.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irasetam 800 mg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0.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Polidemisin eye drop 2</text:p>
          </table:table-cell>
          <table:table-cell office:value-type="string" calcext:value-type="string">
            <text:p>Boto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1.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2.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Profolat Tab</text:p>
          </table:table-cell>
          <table:table-cell office:value-type="string" calcext:value-type="string">
            <text:p>Tablet</text:p>
          </table:table-cell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3.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Promavit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4.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5.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ropanolol 40 mg</text:p>
          </table:table-cell>
          <table:table-cell office:value-type="string" calcext:value-type="string">
            <text:p>Tablet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6.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7.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Prothyra 10 mg</text:p>
          </table:table-cell>
          <table:table-cell office:value-type="string" calcext:value-type="string">
            <text:p>pc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8.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Pyrazinamid tab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69.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anitidin 150 mg</text:p>
          </table:table-cell>
          <table:table-cell office:value-type="string" calcext:value-type="string">
            <text:p>Tablet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0.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1.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Retivit plus tab 2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2.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Rhinos SR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3.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Rifampicin 450mg tab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4.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Rifampicin 600mg tab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5.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6.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albutamol 4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7.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albutamol syrup 2 mg/5 ml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8.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alep 2-4</text:p>
          </table:table-cell>
          <table:table-cell office:value-type="string" calcext:value-type="string">
            <text:p>Po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79.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0.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1.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2.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3.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4.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Simflox tab 500 mg</text:p>
          </table:table-cell>
          <table:table-cell office:value-type="string" calcext:value-type="string">
            <text:p>Tablet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5.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Simvastatin 20 mg</text:p>
          </table:table-cell>
          <table:table-cell office:value-type="string" calcext:value-type="string">
            <text:p>Tablet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6.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iprofloksazin 500 mg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7.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Stesolid 10mg</text:p>
          </table:table-cell>
          <table:table-cell office:value-type="string" calcext:value-type="string">
            <text:p>Tub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8.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Stesolid 5mg</text:p>
          </table:table-cell>
          <table:table-cell office:value-type="string" calcext:value-type="string">
            <text:p>Tub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89.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0.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Tracetate 200 ml syr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1.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2.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3.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4.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5.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Vectrin dry</text:p>
          </table:table-cell>
          <table:table-cell office:value-type="string" calcext:value-type="string">
            <text:p>Boto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6.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Vectrine 300 mg kaps</text:p>
          </table:table-cell>
          <table:table-cell office:value-type="string" calcext:value-type="string">
            <text:p>Kapsul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7.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8.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Vernacel 0,6 ml</text:p>
          </table:table-cell>
          <table:table-cell office:value-type="string" calcext:value-type="string">
            <text:p>stri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199.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0.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1.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Vitamin B6 Tab 10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2.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Voltadex gel</text:p>
          </table:table-cell>
          <table:table-cell office:value-type="string" calcext:value-type="string">
            <text:p>Tub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3.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Vometa drop 5 mg/ml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4.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Xiety 10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5.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6.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acarbose 50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7.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alprazolam 0,5 mg tab</text:p>
          </table:table-cell>
          <table:table-cell office:value-type="string" calcext:value-type="string">
            <text:p>Tablet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8.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sam ursodeoksikolat kaps</text:p>
          </table:table-cell>
          <table:table-cell office:value-type="string" calcext:value-type="string">
            <text:p>Kapsul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09.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0.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1.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atorvastatin 20 mg</text:p>
          </table:table-cell>
          <table:table-cell office:value-type="string" calcext:value-type="string">
            <text:p>Tablet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2.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3.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cendo eyefresh 5 ml (RSUD)</text:p>
          </table:table-cell>
          <table:table-cell office:value-type="string" calcext:value-type="string">
            <text:p>Botol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4.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cendo floxa</text:p>
          </table:table-cell>
          <table:table-cell office:value-type="string" calcext:value-type="string">
            <text:p>Boto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5.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cendo hyalub 5 ml (RSUD)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6.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7.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endo pantocain 2 % 5 ml (RSUD)</text:p>
          </table:table-cell>
          <table:table-cell office:value-type="string" calcext:value-type="string">
            <text:p>Boto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8.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cendo protagenta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19.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0.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cendo tropin 0,5 % 5 ml (RSUD)</text:p>
          </table:table-cell>
          <table:table-cell office:value-type="string" calcext:value-type="string">
            <text:p>Boto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1.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endo vernacel 0,6 ml minidose (RSUD)</text:p>
          </table:table-cell>
          <table:table-cell office:value-type="string" calcext:value-type="string">
            <text:p>Kapsu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2.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3.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4.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erithromycin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5.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erphafillin tab (RSUD)</text:p>
          </table:table-cell>
          <table:table-cell office:value-type="string" calcext:value-type="string">
            <text:p>Tablet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6.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ferriz drop (RSUD)</text:p>
          </table:table-cell>
          <table:table-cell office:value-type="string" calcext:value-type="string">
            <text:p>Boto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7.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fluconazole 150 mg</text:p>
          </table:table-cell>
          <table:table-cell office:value-type="string" calcext:value-type="string">
            <text:p>Kapsu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8.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herbesser kaps (RSUD)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29.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l-cisin tab (RSUD)</text:p>
          </table:table-cell>
          <table:table-cell office:value-type="string" calcext:value-type="string">
            <text:p>Tablet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0.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laktulosa syr</text:p>
          </table:table-cell>
          <table:table-cell office:value-type="string" calcext:value-type="string">
            <text:p>Boto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1.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pamol 125 (RSUD)</text:p>
          </table:table-cell>
          <table:table-cell office:value-type="string" calcext:value-type="string">
            <text:p>Supp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2.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pamol 250 (RSUD)</text:p>
          </table:table-cell>
          <table:table-cell office:value-type="string" calcext:value-type="string">
            <text:p>Supp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3.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ramipril 2,5 mg tab</text:p>
          </table:table-cell>
          <table:table-cell office:value-type="string" calcext:value-type="string">
            <text:p>Tablet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4.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mipril 5 mg tab</text:p>
          </table:table-cell>
          <table:table-cell office:value-type="string" calcext:value-type="string">
            <text:p>Tablet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5.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6.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sucralfate 100 ml syr</text:p>
          </table:table-cell>
          <table:table-cell office:value-type="string" calcext:value-type="string">
            <text:p>Boto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7.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8.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theobron kaps (RSUD)</text:p>
          </table:table-cell>
          <table:table-cell office:value-type="string" calcext:value-type="string">
            <text:p>Kapsu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39.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verafamil 80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40.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vip albumin kaps (RSUD)</text:p>
          </table:table-cell>
          <table:table-cell office:value-type="string" calcext:value-type="string">
            <text:p>Botol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Obat-Obatan</text:p>
          </table:table-cell>
          <table:table-cell office:value-type="string" calcext:value-type="string">
            <text:p>241.</text:p>
          </table:table-cell>
          <table:table-cell office:value-type="float" office:value="11092" calcext:value-type="float">
            <text:p>11092</text:p>
          </table:table-cell>
          <table:table-cell office:value-type="string" calcext:value-type="string">
            <text:p>vitamin C 250 mg</text:p>
          </table:table-cell>
          <table:table-cell office:value-type="string" calcext:value-type="string">
            <text:p>Tablet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 Jenis Barang: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2.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Arm Sling L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3.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4.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Arm Sling S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5.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Bisturi No. 10</text:p>
          </table:table-cell>
          <table:table-cell office:value-type="string" calcext:value-type="string">
            <text:p>pc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6.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Disposible syringe 10 cc</text:p>
          </table:table-cell>
          <table:table-cell office:value-type="string" calcext:value-type="string">
            <text:p>pc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7.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Disposible syringe 3 cc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8.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Disposible syringe 5 cc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49.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Kapsul Kosong 00</text:p>
          </table:table-cell>
          <table:table-cell office:value-type="string" calcext:value-type="string">
            <text:p>Pak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0.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Kassa 4 x 10 (Bunda Husada)</text:p>
          </table:table-cell>
          <table:table-cell office:value-type="string" calcext:value-type="string">
            <text:p>pc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1.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Leukomed T Plus 10 x 25 cm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2.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Masker Nabulizer Set Anak Besmed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3.</text:p>
          </table:table-cell>
          <table:table-cell office:value-type="float" office:value="12953" calcext:value-type="float">
            <text:p>12953</text:p>
          </table:table-cell>
          <table:table-cell office:value-type="string" calcext:value-type="string">
            <text:p>Masker Nabulizer Set Dewasa Besmed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4.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Novo Twist 32G TIPx5mm</text:p>
          </table:table-cell>
          <table:table-cell office:value-type="string" calcext:value-type="string">
            <text:p>bo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5.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T Urine 50 cc tutup putih lokal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6.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7.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Policrepe 15cm x 4,55 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8.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olicrepe 7,5 cm x 4,55 M</text:p>
          </table:table-cell>
          <table:table-cell office:value-type="string" calcext:value-type="string">
            <text:p>rol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59.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TUBERCULIN 1 CC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60.</text:p>
          </table:table-cell>
          <table:table-cell office:value-type="float" office:value="12581" calcext:value-type="float">
            <text:p>12581</text:p>
          </table:table-cell>
          <table:table-cell office:value-type="string" calcext:value-type="string">
            <text:p>Viorex Liquid 2% 5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61.</text:p>
          </table:table-cell>
          <table:table-cell office:value-type="float" office:value="9394" calcext:value-type="float">
            <text:p>9394</text:p>
          </table:table-cell>
          <table:table-cell office:value-type="string" calcext:value-type="string">
            <text:p>sarung tangan steril 6,5 remedi (paten)</text:p>
          </table:table-cell>
          <table:table-cell office:value-type="string" calcext:value-type="string">
            <text:p>Pasan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RSUD Apotek Jalan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string" calcext:value-type="string">
            <text:p>262.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underpad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 Jenis Barang: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 Skpd: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03" meta:object-count="0"/>
    <meta:generator>LibreOffice/6.0.3.2$Linux_X86_64 LibreOffice_project/00m0$Build-2</meta:generator>
  </office:meta>
</office:document-meta>
</file>